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3" style:family="table" style:master-page-name="">
      <style:table-properties style:width="16.997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.112cm"/>
    </style:style>
    <style:style style:name="Tabela3.B" style:family="table-column">
      <style:table-column-properties style:column-width="0.288cm"/>
    </style:style>
    <style:style style:name="Tabela3.C" style:family="table-column">
      <style:table-column-properties style:column-width="1.505cm"/>
    </style:style>
    <style:style style:name="Tabela3.D" style:family="table-column">
      <style:table-column-properties style:column-width="0.494cm"/>
    </style:style>
    <style:style style:name="Tabela3.E" style:family="table-column">
      <style:table-column-properties style:column-width="0.6cm"/>
    </style:style>
    <style:style style:name="Tabela3.F" style:family="table-column">
      <style:table-column-properties style:column-width="0.801cm"/>
    </style:style>
    <style:style style:name="Tabela3.G" style:family="table-column">
      <style:table-column-properties style:column-width="0.261cm"/>
    </style:style>
    <style:style style:name="Tabela3.H" style:family="table-column">
      <style:table-column-properties style:column-width="1.711cm"/>
    </style:style>
    <style:style style:name="Tabela3.I" style:family="table-column">
      <style:table-column-properties style:column-width="0.646cm"/>
    </style:style>
    <style:style style:name="Tabela3.J" style:family="table-column">
      <style:table-column-properties style:column-width="0.781cm"/>
    </style:style>
    <style:style style:name="Tabela3.K" style:family="table-column">
      <style:table-column-properties style:column-width="0.728cm"/>
    </style:style>
    <style:style style:name="Tabela3.L" style:family="table-column">
      <style:table-column-properties style:column-width="0.173cm"/>
    </style:style>
    <style:style style:name="Tabela3.M" style:family="table-column">
      <style:table-column-properties style:column-width="1.917cm"/>
    </style:style>
    <style:style style:name="Tabela3.N" style:family="table-column">
      <style:table-column-properties style:column-width="0.58cm"/>
    </style:style>
    <style:style style:name="Tabela3.O" style:family="table-column">
      <style:table-column-properties style:column-width="0.607cm"/>
    </style:style>
    <style:style style:name="Tabela3.P" style:family="table-column">
      <style:table-column-properties style:column-width="0.968cm"/>
    </style:style>
    <style:style style:name="Tabela3.Q" style:family="table-column">
      <style:table-column-properties style:column-width="1.826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3.B1" style:family="table-cell">
      <style:table-cell-properties fo:padding="0.097cm" fo:border="0.5pt solid #000000" style:writing-mode="page"/>
    </style:style>
    <style:style style:name="Tabela3.A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5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5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7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10" style:family="table-row">
      <style:table-row-properties fo:background-color="transparent" fo:keep-together="auto">
        <style:background-image/>
      </style:table-row-properties>
    </style:style>
    <style:style style:name="Tabela3.A19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3.E1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23" style:family="table-row">
      <style:table-row-properties style:min-row-height="0.665cm"/>
    </style:style>
    <style:style style:name="Tabela3.A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2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2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2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33" style:family="table-row">
      <style:table-row-properties style:min-row-height="0.707cm"/>
    </style:style>
    <style:style style:name="Tabela3.A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3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Q3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Q3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Q3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Q3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4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4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4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4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4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4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4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4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4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4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4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4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4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4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4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4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4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4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48" style:family="table-row">
      <style:table-row-properties style:min-row-height="1.859cm"/>
    </style:style>
    <style:style style:name="Tabela3.A4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ize="10pt" fo:font-weight="bold" officeooo:rsid="016fc91f" officeooo:paragraph-rsid="016fc91f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0pt" officeooo:rsid="01470d5e" officeooo:paragraph-rsid="016fc91f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3c8bbf" officeooo:paragraph-rsid="003c8bbf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3c8bbf" officeooo:paragraph-rsid="003c8bbf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172e443" officeooo:paragraph-rsid="0172e443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0pt" officeooo:rsid="0172e443" officeooo:paragraph-rsid="0172e443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rsid="01750929" officeooo:paragraph-rsid="01750929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1758401" officeooo:paragraph-rsid="01758401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officeooo:paragraph-rsid="003e2b7c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1759d36" officeooo:paragraph-rsid="01759d3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1768810" officeooo:paragraph-rsid="01768810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officeooo:rsid="0177988f" officeooo:paragraph-rsid="0177988f"/>
    </style:style>
    <style:style style:name="P14" style:family="paragraph" style:parent-style-name="Table_20_Contents">
      <style:paragraph-properties fo:text-align="start" style:justify-single-word="false"/>
      <style:text-properties officeooo:rsid="0177988f" officeooo:paragraph-rsid="0177aaa7"/>
    </style:style>
    <style:style style:name="P15" style:family="paragraph" style:parent-style-name="Table_20_Contents">
      <style:paragraph-properties fo:margin-left="0cm" fo:margin-right="0cm" fo:text-indent="0cm" style:auto-text-indent="false"/>
    </style:style>
    <style:style style:name="P16" style:family="paragraph" style:parent-style-name="Table_20_Contents">
      <style:paragraph-properties fo:text-align="start" style:justify-single-word="false"/>
      <style:text-properties officeooo:rsid="0177988f" officeooo:paragraph-rsid="01781a34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3e2b7c" officeooo:paragraph-rsid="003e2b7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12adb6a" officeooo:paragraph-rsid="012adb6a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3e2b7c" officeooo:paragraph-rsid="017aadf1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188d344" officeooo:paragraph-rsid="0188d344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officeooo:rsid="014c8665" officeooo:paragraph-rsid="012395cd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446e49" officeooo:paragraph-rsid="00446e4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0pt" fo:font-weight="bold" officeooo:rsid="0044e3d4" officeooo:paragraph-rsid="0044e3d4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fo:font-size="10pt" fo:font-weight="bold" officeooo:rsid="017f89dd" officeooo:paragraph-rsid="017f89d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fo:font-size="10pt" officeooo:rsid="015b0d97" officeooo:paragraph-rsid="015b0d97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fo:font-size="10pt" officeooo:rsid="0046855a" officeooo:paragraph-rsid="0046855a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3e2b7c" officeooo:paragraph-rsid="003e2b7c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1836b7f" officeooo:paragraph-rsid="01836b7f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3e2b7c" officeooo:paragraph-rsid="012cbfaa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12cbfaa" officeooo:paragraph-rsid="012cbfaa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bold" officeooo:rsid="00486244" officeooo:paragraph-rsid="00486244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0pt" fo:font-weight="bold" officeooo:rsid="0048a855" officeooo:paragraph-rsid="0048a855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0pt" fo:font-weight="bold" officeooo:rsid="004a27b4" officeooo:paragraph-rsid="004a27b4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ebae5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normal" officeooo:rsid="012e216b" officeooo:paragraph-rsid="012f13af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f13af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normal" officeooo:rsid="012e216b" officeooo:paragraph-rsid="012e7966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normal" officeooo:rsid="003e2b7c" officeooo:paragraph-rsid="003e2b7c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normal" officeooo:rsid="012e7966" officeooo:paragraph-rsid="012e7966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weight="normal" officeooo:rsid="012e7966" officeooo:paragraph-rsid="012f13af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e7966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0pt" fo:font-weight="bold" officeooo:rsid="004bd85b" officeooo:paragraph-rsid="004bd85b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0pt" fo:font-weight="bold" officeooo:rsid="004dfedd" officeooo:paragraph-rsid="004dfedd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10pt" fo:font-weight="bold" officeooo:rsid="004c7555" officeooo:paragraph-rsid="004e72a6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12f32c9" officeooo:paragraph-rsid="012f32c9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fo:font-size="10pt" fo:font-weight="bold" officeooo:rsid="004e72a6" officeooo:paragraph-rsid="004e72a6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13013d4" officeooo:paragraph-rsid="013013d4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13262ed" officeooo:paragraph-rsid="013262ed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fo:font-weight="bold" officeooo:rsid="0050a4b5" officeooo:paragraph-rsid="0050a4b5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0pt" fo:font-weight="bold" officeooo:rsid="013dc724" officeooo:paragraph-rsid="015d9292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0pt" fo:font-weight="bold" officeooo:rsid="0051e177" officeooo:paragraph-rsid="0051e177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8pt" officeooo:rsid="01600b43" officeooo:paragraph-rsid="01600b43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13d6115" officeooo:paragraph-rsid="013d6115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8pt" officeooo:rsid="0161cd47" officeooo:paragraph-rsid="0161cd47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fo:font-size="8pt" officeooo:rsid="01634981" officeooo:paragraph-rsid="01634981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fo:font-size="8pt" officeooo:rsid="0167974d" officeooo:paragraph-rsid="0167974d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fo:font-size="8pt" officeooo:rsid="016d9801" officeooo:paragraph-rsid="016d9801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15d194c" officeooo:paragraph-rsid="016b7881" style:font-size-asian="10pt" style:font-size-complex="10pt"/>
    </style:style>
    <style:style style:name="P60" style:family="paragraph" style:parent-style-name="Text_20_body">
      <style:paragraph-properties fo:text-align="center" style:justify-single-word="false"/>
      <style:text-properties officeooo:rsid="003a931c" officeooo:paragraph-rsid="003a931c"/>
    </style:style>
    <style:style style:name="P61" style:family="paragraph" style:parent-style-name="Text_20_body">
      <style:paragraph-properties fo:text-align="center" style:justify-single-word="false"/>
      <style:text-properties officeooo:paragraph-rsid="003a931c"/>
    </style:style>
    <style:style style:name="T1" style:family="text">
      <style:text-properties officeooo:rsid="01251c6d"/>
    </style:style>
    <style:style style:name="T2" style:family="text">
      <style:text-properties officeooo:rsid="0146e057"/>
    </style:style>
    <style:style style:name="T3" style:family="text">
      <style:text-properties officeooo:rsid="01466a5b"/>
    </style:style>
    <style:style style:name="T4" style:family="text">
      <style:text-properties officeooo:rsid="0153179e"/>
    </style:style>
    <style:style style:name="T5" style:family="text">
      <style:text-properties officeooo:rsid="018691c2"/>
    </style:style>
    <style:style style:name="T6" style:family="text">
      <style:text-properties officeooo:rsid="01750929"/>
    </style:style>
    <style:style style:name="T7" style:family="text">
      <style:text-properties fo:font-size="10pt" fo:font-weight="normal" officeooo:rsid="003e2b7c" style:font-size-asian="10pt" style:font-weight-asian="normal" style:font-size-complex="10pt" style:font-weight-complex="normal"/>
    </style:style>
    <style:style style:name="T8" style:family="text">
      <style:text-properties officeooo:rsid="0177aaa7"/>
    </style:style>
    <style:style style:name="T9" style:family="text">
      <style:text-properties officeooo:rsid="01877fd3"/>
    </style:style>
    <style:style style:name="T10" style:family="text">
      <style:text-properties officeooo:rsid="015b0d97"/>
    </style:style>
    <style:style style:name="T11" style:family="text">
      <style:text-properties officeooo:rsid="01809c8d"/>
    </style:style>
    <style:style style:name="T12" style:family="text">
      <style:text-properties officeooo:rsid="012cbfaa"/>
    </style:style>
    <style:style style:name="T13" style:family="text">
      <style:text-properties officeooo:rsid="012e7966"/>
    </style:style>
    <style:style style:name="T14" style:family="text">
      <style:text-properties officeooo:rsid="012ce416"/>
    </style:style>
    <style:style style:name="T15" style:family="text">
      <style:text-properties officeooo:rsid="01361fb9"/>
    </style:style>
    <style:style style:name="T16" style:family="text">
      <style:text-properties officeooo:rsid="0156fcf0"/>
    </style:style>
    <style:style style:name="T17" style:family="text">
      <style:text-properties officeooo:rsid="015abe0c"/>
    </style:style>
    <style:style style:name="T18" style:family="text">
      <style:text-properties officeooo:rsid="0158d00b"/>
    </style:style>
    <style:style style:name="T19" style:family="text">
      <style:text-properties officeooo:rsid="016b79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SQUEMA DE BACKUP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column table:style-name="Tabela3.P"/>
        <table:table-column table:style-name="Tabela3.Q"/>
        <table:table-row>
          <table:table-cell table:style-name="Tabela3.A1" office:value-type="string">
            <text:p text:style-name="P2">Nome do Backup</text:p>
          </table:table-cell>
          <table:table-cell table:style-name="Tabela3.B1" table:number-columns-spanned="16" office:value-type="string">
            <text:p text:style-name="P3">BackupCordeiro-sr-160-00007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7" office:value-type="string">
            <text:p text:style-name="P4">Descrição do Esquema de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3" table:number-columns-spanned="17" office:value-type="string">
            <text:p text:style-name="P5"><text:span text:style-name="T1">O </text:span><text:span text:style-name="T2">presente </text:span><text:span text:style-name="T1">esquema de backup </text:span><text:span text:style-name="T3">é destinado à preservação dos dados operacionais do servidor de virtualização do </text:span><text:span text:style-name="T4">Centro de Referência de Cordeir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7" office:value-type="string">
            <text:p text:style-name="P6">Servi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5" table:number-columns-spanned="4" office:value-type="string">
            <text:p text:style-name="P7">Localização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8">10.1<text:span text:style-name="T5">6</text:span>0.1.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5" table:number-columns-spanned="4" office:value-type="string">
            <text:p text:style-name="P7">Sistema Operacional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7"><text:span text:style-name="T6">P</text:span>roxMox (Debian base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7" table:number-columns-spanned="17" office:value-type="string">
            <text:p text:style-name="P9">Cliente de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5" table:number-columns-spanned="4" office:value-type="string">
            <text:p text:style-name="P10"><text:span text:style-name="Strong_20_Emphasis"><text:span text:style-name="T7">Software de Backup</text:span></text:span>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11">bacu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5" table:number-columns-spanned="4" office:value-type="string">
            <text:p text:style-name="P10"><text:span text:style-name="Strong_20_Emphasis"><text:span text:style-name="T7">Tipo de agente necessário</text:span></text:span>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11">bacula-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">
          <table:table-cell table:style-name="Tabela3.A5" table:number-columns-spanned="4" office:value-type="string">
            <text:p text:style-name="P10"><text:span text:style-name="Strong_20_Emphasis"><text:span text:style-name="T7">Script ou ferramenta adicional</text:span></text:span>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11">Não aplicável (no momento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">
          <table:table-cell table:style-name="Tabela3.A7" table:number-columns-spanned="17" office:value-type="string">
            <text:p text:style-name="P12">Informações dos Diretó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">
          <table:table-cell table:style-name="Tabela3.A5" table:number-columns-spanned="4" office:value-type="string">
            <text:p text:style-name="P13"><text:span text:style-name="T8">L</text:span>ocalização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Table_20_Contents">/etc/p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">
          <table:table-cell table:style-name="Tabela3.A5" table:number-columns-spanned="4" office:value-type="string">
            <text:p text:style-name="P14"><text:span text:style-name="T8">L</text:span>ocalização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15">/etc/pve/qemu-serv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">
          <table:table-cell table:style-name="Tabela3.A5" table:number-columns-spanned="4" office:value-type="string">
            <text:p text:style-name="P14"><text:span text:style-name="T8">L</text:span>ocalização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15">/etc/pve/lx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">
          <table:table-cell table:style-name="Tabela3.A5" table:number-columns-spanned="4" office:value-type="string">
            <text:p text:style-name="P16"><text:span text:style-name="T8">L</text:span>ocalização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15">/var/lib/vz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">
          <table:table-cell table:style-name="Tabela3.A5" table:number-columns-spanned="4" office:value-type="string">
            <text:p text:style-name="P16"><text:span text:style-name="T8">L</text:span>ocalização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15">/var/lib/rrdc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">
          <table:table-cell table:style-name="Tabela3.A5" table:number-columns-spanned="4" office:value-type="string">
            <text:p text:style-name="P16"><text:span text:style-name="T8">L</text:span>ocalização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15">/var/lib/pve-clu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7" table:number-columns-spanned="17" office:value-type="string">
            <text:p text:style-name="P6">Informação do B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9" table:number-columns-spanned="4" office:value-type="string">
            <text:p text:style-name="P17">Localização (IP)</text:p>
          </table:table-cell>
          <table:covered-table-cell/>
          <table:covered-table-cell/>
          <table:covered-table-cell/>
          <table:table-cell table:style-name="Tabela3.E19" table:number-columns-spanned="13" office:value-type="string">
            <text:p text:style-name="P18">10.<text:span text:style-name="T9">0.1.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0" table:number-columns-spanned="4" office:value-type="string">
            <text:p text:style-name="P19">Versão</text:p>
          </table:table-cell>
          <table:covered-table-cell/>
          <table:covered-table-cell/>
          <table:covered-table-cell/>
          <table:table-cell table:style-name="Tabela3.E19" table:number-columns-spanned="13" office:value-type="string">
            <text:p text:style-name="P20">10.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1" table:number-columns-spanned="4" office:value-type="string">
            <text:p text:style-name="P17">Sistema Operacional:</text:p>
          </table:table-cell>
          <table:covered-table-cell/>
          <table:covered-table-cell/>
          <table:covered-table-cell/>
          <table:table-cell table:style-name="Tabela3.E21" table:number-columns-spanned="13" office:value-type="string">
            <text:p text:style-name="P21">Debi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7" table:number-columns-spanned="17" office:value-type="string">
            <text:p text:style-name="P22">Nomenclatura dos Volum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3">
          <table:table-cell table:style-name="Tabela3.A23" table:number-columns-spanned="2" office:value-type="string">
            <text:p text:style-name="P23"/>
          </table:table-cell>
          <table:covered-table-cell/>
          <table:table-cell table:style-name="Tabela3.C23" table:number-columns-spanned="3" office:value-type="string">
            <text:p text:style-name="P24">DUMP</text:p>
          </table:table-cell>
          <table:covered-table-cell/>
          <table:covered-table-cell/>
          <table:table-cell table:style-name="Tabela3.F23" table:number-columns-spanned="7" office:value-type="string">
            <text:p text:style-name="P25"><text:span text:style-name="Strong_20_Emphasis">PITR BASE + XLO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M23" table:number-columns-spanned="5" office:value-type="string">
            <text:p text:style-name="P25"><text:span text:style-name="Strong_20_Emphasis">Localizaçã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4" table:number-columns-spanned="2" office:value-type="string">
            <text:p text:style-name="P26">TAPE</text:p>
          </table:table-cell>
          <table:covered-table-cell/>
          <table:table-cell table:style-name="Tabela3.C24" table:number-columns-spanned="3" office:value-type="string">
            <text:p text:style-name="P27">000006L4</text:p>
          </table:table-cell>
          <table:covered-table-cell/>
          <table:covered-table-cell/>
          <table:table-cell table:style-name="Tabela3.F24" table:number-columns-spanned="7" office:value-type="string">
            <text:p text:style-name="P28"><text:span text:style-name="T10">JOB </text:span>218295 <text:span text:style-name="T11">06/11/202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M24" table:number-columns-spanned="5" office:value-type="string">
            <text:p text:style-name="P29">Reitori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4" table:number-columns-spanned="2" office:value-type="string">
            <text:p text:style-name="P23">Mídia Físicas </text:p>
            <text:p text:style-name="P23">(Fita Magnética)</text:p>
          </table:table-cell>
          <table:covered-table-cell/>
          <table:table-cell table:style-name="Tabela3.C24" table:number-columns-spanned="3" office:value-type="string">
            <text:p text:style-name="P30"><text:span text:style-name="T12">XXXXXX</text:span>L4 </text:p>
            <text:p text:style-name="P31">(X= numeração <text:s/>sequencial)</text:p>
          </table:table-cell>
          <table:covered-table-cell/>
          <table:covered-table-cell/>
          <table:table-cell table:style-name="Tabela3.F24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M24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7" table:number-columns-spanned="17" office:value-type="string">
            <text:p text:style-name="P32">Agendamento da Política Diá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7" table:number-rows-spanned="3" table:number-columns-spanned="2" office:value-type="string">
            <text:p text:style-name="P33">Tipo de Backup</text:p>
          </table:table-cell>
          <table:covered-table-cell/>
          <table:table-cell table:style-name="Tabela3.C27" table:number-columns-spanned="15" office:value-type="string">
            <text:p text:style-name="P33">Banco de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ela3.A27"/>
          <table:covered-table-cell/>
          <table:table-cell table:style-name="Tabela3.C28" table:number-columns-spanned="7" office:value-type="string">
            <text:p text:style-name="P33">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J28" table:number-columns-spanned="8" office:value-type="string">
            <text:p text:style-name="P33">Bin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ela3.A27"/>
          <table:covered-table-cell/>
          <table:table-cell table:style-name="Tabela3.C29" table:number-columns-spanned="3" office:value-type="string">
            <text:p text:style-name="P33">Disco</text:p>
          </table:table-cell>
          <table:covered-table-cell/>
          <table:covered-table-cell/>
          <table:table-cell table:style-name="Tabela3.F29" table:number-columns-spanned="4" office:value-type="string">
            <text:p text:style-name="P33">Fita</text:p>
          </table:table-cell>
          <table:covered-table-cell/>
          <table:covered-table-cell/>
          <table:covered-table-cell/>
          <table:table-cell table:style-name="Tabela3.J29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table-cell table:style-name="Tabela3.P29" table:number-columns-spanned="2" office:value-type="string">
            <text:p text:style-name="P33"/>
          </table:table-cell>
          <table:covered-table-cell/>
        </table:table-row>
        <table:table-row>
          <table:table-cell table:style-name="Tabela3.A30" table:number-columns-spanned="2" office:value-type="string">
            <text:p text:style-name="P34">Full</text:p>
          </table:table-cell>
          <table:covered-table-cell/>
          <table:table-cell table:style-name="Tabela3.C29" table:number-columns-spanned="3" office:value-type="string">
            <text:p text:style-name="P35">-</text:p>
          </table:table-cell>
          <table:covered-table-cell/>
          <table:covered-table-cell/>
          <table:table-cell table:style-name="Tabela3.F29" table:number-columns-spanned="4" office:value-type="string">
            <text:p text:style-name="P36">Sábado </text:p>
            <text:p text:style-name="P37"><text:span text:style-name="T13">(4ª semana)</text:span><text:span text:style-name="T14"> </text:span></text:p>
            <text:p text:style-name="P38">04:01 AM</text:p>
          </table:table-cell>
          <table:covered-table-cell/>
          <table:covered-table-cell/>
          <table:covered-table-cell/>
          <table:table-cell table:style-name="Tabela3.J29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Tabela3.P29" table:number-columns-spanned="2" office:value-type="string">
            <text:p text:style-name="P39"/>
          </table:table-cell>
          <table:covered-table-cell/>
        </table:table-row>
        <table:table-row>
          <table:table-cell table:style-name="Tabela3.A30" table:number-columns-spanned="2" office:value-type="string">
            <text:p text:style-name="P34">Incremental</text:p>
          </table:table-cell>
          <table:covered-table-cell/>
          <table:table-cell table:style-name="Tabela3.C29" table:number-columns-spanned="3" office:value-type="string">
            <text:p text:style-name="P40">-</text:p>
          </table:table-cell>
          <table:covered-table-cell/>
          <table:covered-table-cell/>
          <table:table-cell table:style-name="Tabela3.F29" table:number-columns-spanned="4" office:value-type="string">
            <text:p text:style-name="P41">Domingo-Sexta </text:p>
            <text:p text:style-name="P41">(1ª a 6ª semana)</text:p>
            <text:p text:style-name="P38">04:01 AM</text:p>
          </table:table-cell>
          <table:covered-table-cell/>
          <table:covered-table-cell/>
          <table:covered-table-cell/>
          <table:table-cell table:style-name="Tabela3.J2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Tabela3.P29" table:number-columns-spanned="2" office:value-type="string">
            <text:p text:style-name="P39"/>
          </table:table-cell>
          <table:covered-table-cell/>
        </table:table-row>
        <table:table-row>
          <table:table-cell table:style-name="Tabela3.A30" table:number-columns-spanned="2" office:value-type="string">
            <text:p text:style-name="P34">Diferencial</text:p>
          </table:table-cell>
          <table:covered-table-cell/>
          <table:table-cell table:style-name="Tabela3.C29" table:number-columns-spanned="3" office:value-type="string">
            <text:p text:style-name="P42">-</text:p>
          </table:table-cell>
          <table:covered-table-cell/>
          <table:covered-table-cell/>
          <table:table-cell table:style-name="Tabela3.F29" table:number-columns-spanned="4" office:value-type="string">
            <text:p text:style-name="P41">Sábado </text:p>
            <text:p text:style-name="P41">(1ª-3ª,5ª semana)</text:p>
            <text:p text:style-name="P38">04:01 AM</text:p>
          </table:table-cell>
          <table:covered-table-cell/>
          <table:covered-table-cell/>
          <table:covered-table-cell/>
          <table:table-cell table:style-name="Tabela3.J2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Tabela3.P29" table:number-columns-spanned="2" office:value-type="string">
            <text:p text:style-name="P39"/>
          </table:table-cell>
          <table:covered-table-cell/>
        </table:table-row>
        <text:soft-page-break/>
        <table:table-row table:style-name="Tabela3.33">
          <table:table-cell table:style-name="Tabela3.A7" table:number-columns-spanned="17" office:value-type="string">
            <text:p text:style-name="P43">Retenção do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3">
          <table:table-cell table:style-name="Tabela3.A34" table:number-rows-spanned="2" table:number-columns-spanned="3" office:value-type="string">
            <text:p text:style-name="P28"/>
          </table:table-cell>
          <table:covered-table-cell/>
          <table:covered-table-cell/>
          <table:table-cell table:style-name="Tabela3.D34" table:number-columns-spanned="5" office:value-type="string">
            <text:p text:style-name="P44">Full</text:p>
          </table:table-cell>
          <table:covered-table-cell/>
          <table:covered-table-cell/>
          <table:covered-table-cell/>
          <table:covered-table-cell/>
          <table:table-cell table:style-name="Tabela3.I34" table:number-columns-spanned="5" office:value-type="string">
            <text:p text:style-name="P44">Incremental</text:p>
          </table:table-cell>
          <table:covered-table-cell/>
          <table:covered-table-cell/>
          <table:covered-table-cell/>
          <table:covered-table-cell/>
          <table:table-cell table:style-name="Tabela3.N34" table:number-columns-spanned="4" office:value-type="string">
            <text:p text:style-name="P44">Diferencial</text:p>
          </table:table-cell>
          <table:covered-table-cell/>
          <table:covered-table-cell/>
          <table:covered-table-cell/>
        </table:table-row>
        <table:table-row table:style-name="Tabela3.33">
          <table:covered-table-cell table:style-name="Tabela3.A34"/>
          <table:covered-table-cell/>
          <table:covered-table-cell/>
          <table:table-cell table:style-name="Tabela3.D35" table:number-columns-spanned="4" office:value-type="string">
            <text:p text:style-name="P44">Disco</text:p>
          </table:table-cell>
          <table:covered-table-cell/>
          <table:covered-table-cell/>
          <table:covered-table-cell/>
          <table:table-cell table:style-name="Tabela3.H35" office:value-type="string">
            <text:p text:style-name="P44">Fita</text:p>
          </table:table-cell>
          <table:table-cell table:style-name="Tabela3.D35" table:number-columns-spanned="3" office:value-type="string">
            <text:p text:style-name="P44">Disco</text:p>
          </table:table-cell>
          <table:covered-table-cell/>
          <table:covered-table-cell/>
          <table:table-cell table:style-name="Tabela3.L35" table:number-columns-spanned="2" office:value-type="string">
            <text:p text:style-name="P44">Fita</text:p>
          </table:table-cell>
          <table:covered-table-cell/>
          <table:table-cell table:style-name="Tabela3.D35" table:number-columns-spanned="3" office:value-type="string">
            <text:p text:style-name="P44">Disco</text:p>
          </table:table-cell>
          <table:covered-table-cell/>
          <table:covered-table-cell/>
          <table:table-cell table:style-name="Tabela3.Q35" office:value-type="string">
            <text:p text:style-name="P44">Fita</text:p>
          </table:table-cell>
        </table:table-row>
        <table:table-row table:style-name="Tabela3.33">
          <table:table-cell table:style-name="Tabela3.A36" table:number-columns-spanned="3" office:value-type="string">
            <text:p text:style-name="P45">Retenção (tempo em que o backup será mantido)</text:p>
          </table:table-cell>
          <table:covered-table-cell/>
          <table:covered-table-cell/>
          <table:table-cell table:style-name="Tabela3.D36" table:number-columns-spanned="4" office:value-type="string">
            <text:p text:style-name="P28">-</text:p>
          </table:table-cell>
          <table:covered-table-cell/>
          <table:covered-table-cell/>
          <table:covered-table-cell/>
          <table:table-cell table:style-name="Tabela3.H36" office:value-type="string">
            <text:p text:style-name="P46">730 dias</text:p>
          </table:table-cell>
          <table:table-cell table:style-name="Tabela3.I36" table:number-columns-spanned="3" office:value-type="string">
            <text:p text:style-name="P28">-</text:p>
          </table:table-cell>
          <table:covered-table-cell/>
          <table:covered-table-cell/>
          <table:table-cell table:style-name="Tabela3.L36" table:number-columns-spanned="2" office:value-type="string">
            <text:p text:style-name="P46">730 dias</text:p>
          </table:table-cell>
          <table:covered-table-cell/>
          <table:table-cell table:style-name="Tabela3.I36" table:number-columns-spanned="3" office:value-type="string">
            <text:p text:style-name="P28">-</text:p>
          </table:table-cell>
          <table:covered-table-cell/>
          <table:covered-table-cell/>
          <table:table-cell table:style-name="Tabela3.Q36" office:value-type="string">
            <text:p text:style-name="P46">730 dias</text:p>
          </table:table-cell>
        </table:table-row>
        <table:table-row table:style-name="Tabela3.33">
          <table:table-cell table:style-name="Tabela3.A37" table:number-columns-spanned="3" office:value-type="string">
            <text:p text:style-name="P47">RPO (tempo máximo de perda de dados)</text:p>
          </table:table-cell>
          <table:covered-table-cell/>
          <table:covered-table-cell/>
          <table:table-cell table:style-name="Tabela3.D37" table:number-columns-spanned="4" office:value-type="string">
            <text:p text:style-name="P28">-</text:p>
          </table:table-cell>
          <table:covered-table-cell/>
          <table:covered-table-cell/>
          <table:covered-table-cell/>
          <table:table-cell table:style-name="Tabela3.H37" office:value-type="string">
            <text:p text:style-name="P48">24 horas</text:p>
          </table:table-cell>
          <table:table-cell table:style-name="Tabela3.I37" table:number-columns-spanned="3" office:value-type="string">
            <text:p text:style-name="P28">-</text:p>
          </table:table-cell>
          <table:covered-table-cell/>
          <table:covered-table-cell/>
          <table:table-cell table:style-name="Tabela3.L37" table:number-columns-spanned="2" office:value-type="string">
            <text:p text:style-name="P48">24 horas</text:p>
          </table:table-cell>
          <table:covered-table-cell/>
          <table:table-cell table:style-name="Tabela3.I37" table:number-columns-spanned="3" office:value-type="string">
            <text:p text:style-name="P28">-</text:p>
          </table:table-cell>
          <table:covered-table-cell/>
          <table:covered-table-cell/>
          <table:table-cell table:style-name="Tabela3.Q37" office:value-type="string">
            <text:p text:style-name="P48">24 horas</text:p>
          </table:table-cell>
        </table:table-row>
        <table:table-row table:style-name="Tabela3.33">
          <table:table-cell table:style-name="Tabela3.A38" table:number-columns-spanned="3" office:value-type="string">
            <text:p text:style-name="P47">RTO (tempo estimado para a restauração)</text:p>
          </table:table-cell>
          <table:covered-table-cell/>
          <table:covered-table-cell/>
          <table:table-cell table:style-name="Tabela3.D38" table:number-columns-spanned="4" office:value-type="string">
            <text:p text:style-name="P28">-</text:p>
          </table:table-cell>
          <table:covered-table-cell/>
          <table:covered-table-cell/>
          <table:covered-table-cell/>
          <table:table-cell table:style-name="Tabela3.H38" office:value-type="string">
            <text:p text:style-name="P49"><text:span text:style-name="T15">6</text:span> horas</text:p>
          </table:table-cell>
          <table:table-cell table:style-name="Tabela3.I38" table:number-columns-spanned="3" office:value-type="string">
            <text:p text:style-name="P28">-</text:p>
          </table:table-cell>
          <table:covered-table-cell/>
          <table:covered-table-cell/>
          <table:table-cell table:style-name="Tabela3.L38" table:number-columns-spanned="2" office:value-type="string">
            <text:p text:style-name="P49"><text:span text:style-name="T16">2</text:span> hora<text:span text:style-name="T17">s</text:span></text:p>
          </table:table-cell>
          <table:covered-table-cell/>
          <table:table-cell table:style-name="Tabela3.I38" table:number-columns-spanned="3" office:value-type="string">
            <text:p text:style-name="P28">-</text:p>
          </table:table-cell>
          <table:covered-table-cell/>
          <table:covered-table-cell/>
          <table:table-cell table:style-name="Tabela3.Q38" office:value-type="string">
            <text:p text:style-name="P49"><text:span text:style-name="T18">3</text:span> horas</text:p>
          </table:table-cell>
        </table:table-row>
        <table:table-row table:style-name="Tabela3.33">
          <table:table-cell table:style-name="Tabela3.A39" table:number-columns-spanned="1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3">
          <table:table-cell table:style-name="Tabela3.A7" table:number-columns-spanned="17" office:value-type="string">
            <text:p text:style-name="P50">Esquema de Teste e Valid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3">
          <table:table-cell table:style-name="Tabela3.A41" table:number-columns-spanned="2" office:value-type="string">
            <text:p text:style-name="P51">Recurso</text:p>
          </table:table-cell>
          <table:covered-table-cell/>
          <table:table-cell table:style-name="Tabela3.C41" table:number-columns-spanned="4" office:value-type="string">
            <text:p text:style-name="P52">Recuperação</text:p>
          </table:table-cell>
          <table:covered-table-cell/>
          <table:covered-table-cell/>
          <table:covered-table-cell/>
          <table:table-cell table:style-name="Tabela3.C41" table:number-columns-spanned="4" office:value-type="string">
            <text:p text:style-name="P52">Validação</text:p>
          </table:table-cell>
          <table:covered-table-cell/>
          <table:covered-table-cell/>
          <table:covered-table-cell/>
          <table:table-cell table:style-name="Tabela3.C41" table:number-columns-spanned="4" office:value-type="string">
            <text:p text:style-name="P52">Responsável</text:p>
          </table:table-cell>
          <table:covered-table-cell/>
          <table:covered-table-cell/>
          <table:covered-table-cell/>
          <table:table-cell table:style-name="Tabela3.O41" table:number-columns-spanned="3" office:value-type="string">
            <text:p text:style-name="P52">Periodicidade</text:p>
          </table:table-cell>
          <table:covered-table-cell/>
          <table:covered-table-cell/>
        </table:table-row>
        <table:table-row table:style-name="Tabela3.33">
          <table:table-cell table:style-name="Tabela3.A42" table:number-columns-spanned="2" office:value-type="string">
            <text:p text:style-name="P28">Vzdump-lxc-117</text:p>
            <text:p text:style-name="P53">(<text:span text:style-name="T19">Bitwarden</text:span>)</text:p>
          </table:table-cell>
          <table:covered-table-cell/>
          <table:table-cell table:style-name="Tabela3.C42" table:number-columns-spanned="4" office:value-type="string">
            <text:p text:style-name="P28">0590d76a9b946167d3c68f282f04cb02</text:p>
          </table:table-cell>
          <table:covered-table-cell/>
          <table:covered-table-cell/>
          <table:covered-table-cell/>
          <table:table-cell table:style-name="Tabela3.C42" table:number-columns-spanned="4" office:value-type="string">
            <text:p text:style-name="P28">0590d76a9b946167d3c68f282f04cb02</text:p>
          </table:table-cell>
          <table:covered-table-cell/>
          <table:covered-table-cell/>
          <table:covered-table-cell/>
          <table:table-cell table:style-name="Tabela3.C42" table:number-columns-spanned="4" office:value-type="string">
            <text:p text:style-name="P54">Rodrigo A de O Barros</text:p>
          </table:table-cell>
          <table:covered-table-cell/>
          <table:covered-table-cell/>
          <table:covered-table-cell/>
          <table:table-cell table:style-name="Tabela3.O42" table:number-columns-spanned="3" office:value-type="string">
            <text:p text:style-name="P54">Semanal</text:p>
          </table:table-cell>
          <table:covered-table-cell/>
          <table:covered-table-cell/>
        </table:table-row>
        <table:table-row table:style-name="Tabela3.33">
          <table:table-cell table:style-name="Tabela3.A42" table:number-columns-spanned="2" office:value-type="string">
            <text:p text:style-name="P28">Vzdump-lxc-103</text:p>
            <text:p text:style-name="P55">(Controlador de Domínio)</text:p>
          </table:table-cell>
          <table:covered-table-cell/>
          <table:table-cell table:style-name="Tabela3.C42" table:number-columns-spanned="4" office:value-type="string">
            <text:p text:style-name="P28">17c2dea84caf40552cb29d1efddb3d34</text:p>
          </table:table-cell>
          <table:covered-table-cell/>
          <table:covered-table-cell/>
          <table:covered-table-cell/>
          <table:table-cell table:style-name="Tabela3.C42" table:number-columns-spanned="4" office:value-type="string">
            <text:p text:style-name="P28">17c2dea84caf40552cb29d1efddb3d34</text:p>
          </table:table-cell>
          <table:covered-table-cell/>
          <table:covered-table-cell/>
          <table:covered-table-cell/>
          <table:table-cell table:style-name="Tabela3.C42" table:number-columns-spanned="4" office:value-type="string">
            <text:p text:style-name="P54">Rodrigo A de O Barros</text:p>
          </table:table-cell>
          <table:covered-table-cell/>
          <table:covered-table-cell/>
          <table:covered-table-cell/>
          <table:table-cell table:style-name="Tabela3.O42" table:number-columns-spanned="3" office:value-type="string">
            <text:p text:style-name="P54">Semanal</text:p>
          </table:table-cell>
          <table:covered-table-cell/>
          <table:covered-table-cell/>
        </table:table-row>
        <table:table-row table:style-name="Tabela3.33">
          <table:table-cell table:style-name="Tabela3.A42" table:number-columns-spanned="2" office:value-type="string">
            <text:p text:style-name="P28">Vzdump-lxc-110</text:p>
            <text:p text:style-name="P56">(Servidor de arquivos)</text:p>
          </table:table-cell>
          <table:covered-table-cell/>
          <table:table-cell table:style-name="Tabela3.C42" table:number-columns-spanned="4" office:value-type="string">
            <text:p text:style-name="P28">650bbd785c88f10b9c3373d59bdb218f</text:p>
          </table:table-cell>
          <table:covered-table-cell/>
          <table:covered-table-cell/>
          <table:covered-table-cell/>
          <table:table-cell table:style-name="Tabela3.C42" table:number-columns-spanned="4" office:value-type="string">
            <text:p text:style-name="P28">650bbd785c88f10b9c3373d59bdb218f</text:p>
          </table:table-cell>
          <table:covered-table-cell/>
          <table:covered-table-cell/>
          <table:covered-table-cell/>
          <table:table-cell table:style-name="Tabela3.C42" table:number-columns-spanned="4" office:value-type="string">
            <text:p text:style-name="P54">Rodrigo A de O Barros</text:p>
          </table:table-cell>
          <table:covered-table-cell/>
          <table:covered-table-cell/>
          <table:covered-table-cell/>
          <table:table-cell table:style-name="Tabela3.O42" table:number-columns-spanned="3" office:value-type="string">
            <text:p text:style-name="P54">Semanal</text:p>
          </table:table-cell>
          <table:covered-table-cell/>
          <table:covered-table-cell/>
        </table:table-row>
        <table:table-row table:style-name="Tabela3.33">
          <table:table-cell table:style-name="Tabela3.A42" table:number-columns-spanned="2" office:value-type="string">
            <text:p text:style-name="P28">Vzdump-lxc-109</text:p>
            <text:p text:style-name="P57">(Banco de Dados)</text:p>
          </table:table-cell>
          <table:covered-table-cell/>
          <table:table-cell table:style-name="Tabela3.C42" table:number-columns-spanned="4" office:value-type="string">
            <text:p text:style-name="P28">ee523a1a6171c5745d5ed17c3ff0755d</text:p>
          </table:table-cell>
          <table:covered-table-cell/>
          <table:covered-table-cell/>
          <table:covered-table-cell/>
          <table:table-cell table:style-name="Tabela3.C42" table:number-columns-spanned="4" office:value-type="string">
            <text:p text:style-name="P28">ee523a1a6171c5745d5ed17c3ff0755d</text:p>
          </table:table-cell>
          <table:covered-table-cell/>
          <table:covered-table-cell/>
          <table:covered-table-cell/>
          <table:table-cell table:style-name="Tabela3.C42" table:number-columns-spanned="4" office:value-type="string">
            <text:p text:style-name="P54">Rodrigo A de O Barros</text:p>
          </table:table-cell>
          <table:covered-table-cell/>
          <table:covered-table-cell/>
          <table:covered-table-cell/>
          <table:table-cell table:style-name="Tabela3.O42" table:number-columns-spanned="3" office:value-type="string">
            <text:p text:style-name="P54">Semanal</text:p>
          </table:table-cell>
          <table:covered-table-cell/>
          <table:covered-table-cell/>
        </table:table-row>
        <table:table-row table:style-name="Tabela3.33">
          <table:table-cell table:style-name="Tabela3.A46" table:number-columns-spanned="2" office:value-type="string">
            <text:p text:style-name="P28">Vzdump-lxc-111</text:p>
            <text:p text:style-name="P58">(servidor de impressão)</text:p>
          </table:table-cell>
          <table:covered-table-cell/>
          <table:table-cell table:style-name="Tabela3.C46" table:number-columns-spanned="4" office:value-type="string">
            <text:p text:style-name="P28">fe6bfd6e8bd3fabea1a52bf877b4c61e</text:p>
          </table:table-cell>
          <table:covered-table-cell/>
          <table:covered-table-cell/>
          <table:covered-table-cell/>
          <table:table-cell table:style-name="Tabela3.C46" table:number-columns-spanned="4" office:value-type="string">
            <text:p text:style-name="P28">fe6bfd6e8bd3fabea1a52bf877b4c61e</text:p>
          </table:table-cell>
          <table:covered-table-cell/>
          <table:covered-table-cell/>
          <table:covered-table-cell/>
          <table:table-cell table:style-name="Tabela3.C46" table:number-columns-spanned="4" office:value-type="string">
            <text:p text:style-name="P54">Rodrigo A de O Barros</text:p>
          </table:table-cell>
          <table:covered-table-cell/>
          <table:covered-table-cell/>
          <table:covered-table-cell/>
          <table:table-cell table:style-name="Tabela3.O46" table:number-columns-spanned="3" office:value-type="string">
            <text:p text:style-name="P54">Semanal</text:p>
          </table:table-cell>
          <table:covered-table-cell/>
          <table:covered-table-cell/>
        </table:table-row>
        <table:table-row table:style-name="Tabela3.33">
          <table:table-cell table:style-name="Tabela3.A7" table:number-columns-spanned="17" office:value-type="string">
            <text:p text:style-name="P52">Observa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8">
          <table:table-cell table:style-name="Tabela3.A48" table:number-columns-spanned="17" office:value-type="string">
            <text:p text:style-name="P59">A operação de restauração obteve êxito total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0"/>
      <text:p text:style-name="P6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3:57:25.299000000</meta:creation-date>
    <dc:date>2024-11-07T18:48:48.811000000</dc:date>
    <meta:editing-duration>PT14H47M16S</meta:editing-duration>
    <meta:editing-cycles>318</meta:editing-cycles>
    <meta:generator>LibreOffice/24.8.2.1$Windows_X86_64 LibreOffice_project/0f794b6e29741098670a3b95d60478a65d05ef13</meta:generator>
    <meta:print-date>2024-11-07T18:32:33.512000000</meta:print-date>
    <meta:printed-by>Arquivos PDF</meta:printed-by>
    <meta:document-statistic meta:table-count="1" meta:image-count="0" meta:object-count="0" meta:page-count="2" meta:paragraph-count="140" meta:word-count="284" meta:character-count="2091" meta:non-whitespace-character-count="1938"/>
  </office:meta>
</office:document-meta>
</file>